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4000000640736017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13</text:p>
      <text:p text:style-name="Standard"/>
      <text:p text:style-name="Standard">dsaf</text:p>
      <text:p text:style-name="Standard"/>
      <text:p text:style-name="Standard">test</text:p>
      <text:p text:style-name="Standard"/>
      <text:p text:style-name="Standard"><draw:frame draw:style-name="fr1" draw:name="graphics1" text:anchor-type="paragraph" svg:width="2.646cm" svg:height="2.646cm" draw:z-index="0"><draw:image xlink:href="Pictures/100000000000006400000064073601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17:27:35</meta:creation-date>
    <dc:date>2012-08-07T19:22:34</dc:date>
    <meta:editing-duration>PT6S</meta:editing-duration>
    <meta:editing-cycles>4</meta:editing-cycles>
    <meta:generator>LibreOffice/3.5$Linux_x86 LibreOffice_project/350m1$Build-3</meta:generator>
    <meta:document-statistic meta:table-count="0" meta:image-count="1" meta:object-count="0" meta:page-count="1" meta:paragraph-count="3" meta:word-count="3" meta:character-count="11" meta:non-whitespace-character-count="11"/>
  </office:meta>
</office:document-meta>
</file>